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ca685"/>
    </style:style>
    <style:style style:name="P2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1b05c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fo:color="#000000" style:font-name="Garamond" fo:font-size="15pt" fo:font-weight="bold" officeooo:paragraph-rsid="001b05c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ca685" officeooo:paragraph-rsid="001ca68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f790f" officeooo:paragraph-rsid="001f790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ecb04" officeooo:paragraph-rsid="001ca68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officeooo:paragraph-rsid="001f790f"/>
    </style:style>
    <style:style style:name="P8" style:family="paragraph" style:parent-style-name="Standard">
      <style:paragraph-properties fo:line-height="150%"/>
      <style:text-properties officeooo:paragraph-rsid="00237632"/>
    </style:style>
    <style:style style:name="P9" style:family="paragraph" style:parent-style-name="Standard">
      <style:paragraph-properties fo:line-height="150%"/>
      <style:text-properties officeooo:paragraph-rsid="00296e73"/>
    </style:style>
    <style:style style:name="P10" style:family="paragraph" style:parent-style-name="Standard">
      <style:paragraph-properties fo:line-height="150%"/>
      <style:text-properties officeooo:paragraph-rsid="002b980b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1e9b8b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1ecb04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1f790f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237632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2701a7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296e73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2b980b" style:font-size-asian="14pt" style:font-weight-asian="normal" style:font-size-complex="14pt" style:font-weight-complex="normal"/>
    </style:style>
    <style:style style:name="T10" style:family="text">
      <style:text-properties officeooo:rsid="0023b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<text:tab/>Интэрнэт</text:span>.</text:p>
      <text:p text:style-name="P3"/>
      <text:p text:style-name="P1"><text:span text:style-name="T1"><text:tab/></text:span><text:span text:style-name="T2">Интэрнэт сайн зүйл. Хүн бүр олон тоо баримт авах чаддаг. Жишээ нь монголын Википедиа ашигладаж байна.</text:span></text:p>
      <text:p text:style-name="P4"><text:tab/>Олон хүн интэрнэттэй улздаг, харилцдаг, сурдаг.</text:p>
      <text:p text:style-name="P1"><text:span text:style-name="T2"><text:tab/>Харин oдоо интэрнэт аюултай байж магадгүй. Түүний </text:span><text:span text:style-name="T3">гол аюул тагнах програм. Үүнийг ойлгохын тулд бид ямар өгөгдлийн вэбсайтыг олж авахыг мэдэх хэрэгтэй</text:span><text:span text:style-name="T4">.</text:span></text:p>
      <text:p text:style-name="P7"><text:span text:style-name="T4"><text:tab/>Нэгдугээрт, вэбсайт таны IP олох чадна. </text:span><text:span text:style-name="T5">Вэбсайт таны байрлал олох чадна. Д</text:span><text:span text:style-name="T4">андаа </text:span><text:span text:style-name="T5">т</text:span><text:span text:style-name="T4">аны </text:span><text:span text:style-name="T5">т</text:span><text:span text:style-name="T4">ооцоолуур</text:span><text:span text:style-name="T5">т 80, 443 хоёр порт онгорхой байдаг. Тийм учраас вэбсайт таны </text:span><text:span text:style-name="T2">ү</text:span><text:span text:style-name="T5">йлдлийн систем олж мэдэж боломжтой.</text:span></text:p>
      <text:p text:style-name="P8"><text:span text:style-name="T5"><text:tab/></text:span><text:span text:style-name="T6">Хоёрдугаар, олон х</text:span><text:span text:style-name="T2">ү</text:span><text:span text:style-name="T6">н олон нийтийн сүлжээ ашигалдаг. Тэд тэдний яриа, гэрэл зураг, хөгжим вэбсайтын сэрвэрт байдаг гэж ойлгохг</text:span><text:span text:style-name="T2">ү</text:span><text:span text:style-name="T6">й. Энэ вэбсайт т</text:span><text:span text:style-name="T2">үү</text:span><text:span text:style-name="T6">нийг зарах,цагдаад өгөх хоёр чаддаг.</text:span></text:p>
      <text:p text:style-name="P9"><text:span text:style-name="T6"><text:tab/>Гуравдугаарт, </text:span><text:span text:style-name="T7">олон </text:span><text:span text:style-name="T6">х</text:span><text:span text:style-name="T2">ү</text:span><text:span text:style-name="T6">н </text:span><text:span text:style-name="T8">Яндекс, Google ашигалдаг. Энэ жигшилтэй компани таны хувийн мэдээлэл зар сурталчилгаа хийхээр ашигалдаг.</text:span></text:p>
      <text:p text:style-name="P10"><text:span text:style-name="T8"><text:tab/> </text:span><text:span text:style-name="T2">Интэрнэт сайн зүйл </text:span><text:span text:style-name="T9">харин маш аюултай. Таны интэрнэт ашигалхээр т</text:span><text:span text:style-name="T2">үү</text:span><text:span text:style-name="T9">ний аюулы тухай мэдэх хэрэгтэй.</text:span></text:p>
      <text:p text:style-name="P5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2:42:48.697597001</meta:creation-date>
    <dc:date>2019-03-26T02:34:32.654814552</dc:date>
    <meta:editing-duration>PT36M44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29" meta:character-count="916" meta:non-whitespace-character-count="784"/>
  </office:meta>
</office:document-meta>
</file>